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Liberation Serif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3acb"/>
    </style:style>
    <style:style style:name="T2" style:family="text">
      <style:text-properties officeooo:rsid="00073b14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ans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aaa</text:span><office:annotation office:name="__Annotation__8_3560963070" loext:resolved="false"><dc:creator>Miklos Vajna</dc:creator><dc:date>2019-08-01T14:21:44.645112714</dc:date><loext:sender-initials>MV</loext:sender-initials><text:p text:style-name="P1"><text:span text:style-name="T3">comment</text:span></text:p></office:annotation><draw:frame draw:style-name="fr1" draw:name="Image1" text:anchor-type="as-char" svg:width="1.806cm" svg:height="1.806cm" draw:z-index="0"><draw:image xlink:href="Pictures/100002010000004000000040E5229E2180B5FF18.png" xlink:type="simple" xlink:show="embed" xlink:actuate="onLoad" loext:mime-type="image/png"/></draw:frame><office:annotation-end office:name="__Annotation__8_35609630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Liberation Serif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Liberation Serif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Liberation Serif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Liberation Serif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8-03-28T11:29:25.536000907</meta:creation-date>
    <dc:date>2019-08-01T14:44:28.184460275</dc:date>
    <dc:creator>Miklos Vajna</dc:creator>
    <meta:editing-duration>PT1M28S</meta:editing-duration>
    <meta:editing-cycles>4</meta:editing-cycles>
    <meta:generator>LibreOfficeDev/6.4.0.0.alpha0$Linux_X86_64 LibreOffice_project/f50363c7008c239d302944144beb256de6a55f38</meta:generator>
    <meta:document-statistic meta:table-count="0" meta:image-count="1" meta:object-count="0" meta:page-count="1" meta:paragraph-count="1" meta:word-count="1" meta:character-count="3" meta:non-whitespace-character-count="3"/>
  </office:meta>
</office:document-meta>
</file>